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/>
    <style:font-face style:name="Arial2" svg:font-family="Arial" style:font-family-generic="swiss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b272" officeooo:paragraph-rsid="001eb272" style:font-weight-asian="bold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8.498cm"/>
        </style:tab-stops>
      </style:paragraph-properties>
      <style:text-properties fo:font-size="11pt" officeooo:paragraph-rsid="003993f6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699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699cm"/>
        </style:tab-stops>
      </style:paragraph-properties>
      <style:text-properties fo:font-size="11pt" officeooo:paragraph-rsid="002b409b" style:font-size-asian="11pt" style:font-size-complex="11pt"/>
    </style:style>
    <style:style style:name="P9" style:family="paragraph" style:parent-style-name="Standard">
      <style:text-properties fo:font-size="11pt" officeooo:paragraph-rsid="003993f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officeooo:rsid="001eb272" officeooo:paragraph-rsid="001eb272" style:font-size-asian="11pt" style:font-weight-asian="bold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2.699cm"/>
        </style:tab-stops>
      </style:paragraph-properties>
    </style:style>
    <style:style style:name="P12" style:family="paragraph" style:parent-style-name="Standard">
      <style:text-properties fo:font-size="9pt" fo:font-style="italic" officeooo:rsid="003ba0f6" officeooo:paragraph-rsid="003ba0f6" style:font-size-asian="9pt" style:font-style-asian="italic" style:font-size-complex="9pt" style:font-style-complex="italic"/>
    </style:style>
    <style:style style:name="P13" style:family="paragraph" style:parent-style-name="Standard">
      <style:paragraph-properties>
        <style:tab-stops>
          <style:tab-stop style:position="8.498cm"/>
        </style:tab-stops>
      </style:paragraph-properties>
      <style:text-properties fo:font-size="9pt" fo:font-style="italic" officeooo:paragraph-rsid="003993f6" style:font-size-asian="9pt" style:font-style-asian="italic" style:font-size-complex="9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44a77c" style:font-size-asian="9pt" style:font-style-asian="italic" style:font-size-complex="9pt" style:font-style-complex="italic"/>
    </style:style>
    <style:style style:name="P15" style:family="paragraph" style:parent-style-name="Standard">
      <style:paragraph-properties>
        <style:tab-stops>
          <style:tab-stop style:position="8.493cm"/>
        </style:tab-stops>
      </style:paragraph-properties>
      <style:text-properties fo:font-size="9pt" fo:font-style="italic" officeooo:rsid="00467af5" officeooo:paragraph-rsid="0044a77c" style:font-size-asian="9pt" style:font-style-asian="italic" style:font-size-complex="9pt" style:font-style-complex="italic"/>
    </style:style>
    <style:style style:name="P16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/>
    </style:style>
    <style:style style:name="T1" style:family="text">
      <style:text-properties officeooo:rsid="001a6a03"/>
    </style:style>
    <style:style style:name="T2" style:family="text">
      <style:text-properties officeooo:rsid="00266010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eb272" style:font-size-asian="11pt" style:font-size-complex="11pt"/>
    </style:style>
    <style:style style:name="T6" style:family="text">
      <style:text-properties fo:font-size="11pt" officeooo:rsid="0009f35c" style:font-size-asian="11pt" style:font-size-complex="11pt"/>
    </style:style>
    <style:style style:name="T7" style:family="text">
      <style:text-properties officeooo:rsid="001b5b13"/>
    </style:style>
    <style:style style:name="T8" style:family="text">
      <style:text-properties officeooo:rsid="0031b51a"/>
    </style:style>
    <style:style style:name="T9" style:family="text">
      <style:text-properties officeooo:rsid="0032dde9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0pt" officeooo:rsid="002d1082" style:font-size-asian="10pt" style:font-size-complex="10pt"/>
    </style:style>
    <style:style style:name="T12" style:family="text">
      <style:text-properties fo:font-size="10pt" officeooo:rsid="0041268d" style:font-size-asian="10pt" style:font-size-complex="10pt"/>
    </style:style>
    <style:style style:name="T13" style:family="text">
      <style:text-properties fo:font-size="10pt" officeooo:rsid="0044d0e5" style:font-size-asian="10pt" style:font-size-complex="10pt"/>
    </style:style>
    <style:style style:name="gr1" style:family="graphic">
      <style:graphic-properties draw:textarea-vertical-align="top" fo:border="soli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xtTerapia" form:control-implementation="ooo:com.sun.star.form.component.TextField" xml:id="control1" form:id="control1" form:tab-stop="false" form:max-length="1000" form:current-value=" " form:value=" 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0" draw:name="Campo di controllo 1" draw:style-name="gr1" draw:text-style-name="P16" svg:width="16.74cm" svg:height="7.197cm" svg:x="2.159cm" svg:y="16cm" draw:control="control1"/>
      <text:p text:style-name="P2">Clinica Dentale San Pio X srl</text:p>
      <text:p text:style-name="P1">Via Montegrappa 2/A</text:p>
      <text:p text:style-name="P1">31039 Riese Pio X ( TV )</text:p>
      <text:p text:style-name="P1">P.I. 03725240281</text:p>
      <text:p text:style-name="Standard"/>
      <text:p text:style-name="Standard"/>
      <text:p text:style-name="Standard"/>
      <text:p text:style-name="P3">CONSENSO INFORMATO ALLA TERAPIA</text:p>
      <text:p text:style-name="Standard"/>
      <text:p text:style-name="P8">Io sottoscritto/a:<text:tab/><text:span text:style-name="T7">$$cognomenome$$</text:span></text:p>
      <text:p text:style-name="P7"/>
      <text:p text:style-name="P7">nato/<text:span text:style-name="T8">a</text:span> il:<text:tab/><text:span text:style-name="T1">$$datanascita$$</text:span></text:p>
      <text:p text:style-name="P7"/>
      <text:p text:style-name="P7">a:<text:tab/><text:span text:style-name="T9">$$luogonascita$$ </text:span></text:p>
      <text:p text:style-name="P7"/>
      <text:p text:style-name="P7">C.F.:<text:tab/><text:span text:style-name="T1">$$codicefiscale$$</text:span></text:p>
      <text:p text:style-name="P11"/>
      <text:p text:style-name="P4">DICHIARO</text:p>
      <text:p text:style-name="P5">Di essere stato informato dal Dr. <text:span text:style-name="T1">$$dottore$$</text:span></text:p>
      <text:p text:style-name="Standard"><text:span text:style-name="T5">d</text:span><text:span text:style-name="T4">ella patologia di cui sono affetto, delle finalità e delle modalità del piano di trattamento, dei suoi rischi nonché delle conseguenze della sua eventuale mancata esecuzione; e pertanto</text:span></text:p>
      <text:p text:style-name="P5"/>
      <text:p text:style-name="P10">AUTORIZZO</text:p>
      <text:p text:style-name="P5"/>
      <text:p text:style-name="P5">l'esecuzione della procedura terapeutica indicata, nonché le eventuali variazioni che dovessero rendersi necessarie per fattori al momento imprevedibili.</text:p>
      <text:p text:style-name="Standard"><text:s text:c="50"/></text:p>
      <text:p text:style-name="P3"><text:s text:c="48"/>PIANO DI TRATTAMENTO PROPOSTO</text:p>
      <text:p text:style-name="Standard"/>
      <text:p text:style-name="Standard">Tipo di terapia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4">Riese Pio X, lì </text:span><text:span text:style-name="T6">$$data$$</text:span></text:p>
      <text:p text:style-name="P9"/>
      <text:p text:style-name="P12">Clinica dentale San Pio X</text:p>
      <text:p text:style-name="P12">Direttore sanitario dott. Giovanni Toniolo</text:p>
      <text:p text:style-name="P13"/>
      <text:p text:style-name="P13"/>
      <text:p text:style-name="P13"/>
      <text:p text:style-name="P6"><text:tab/><text:span text:style-name="T10">Firma paziente</text:span> <text:span text:style-name="T2">(</text:span><text:span text:style-name="T3">o di chi ne fa le veci: madre, padre, tutore)</text:span></text:p>
      <text:p text:style-name="P14"><text:span text:style-name="T11">$$dottore$$<text:tab/></text:span><text:span text:style-name="T12">$$</text:span><text:span text:style-name="T13">delegato</text:span><text:span text:style-name="T12">$$</text:span></text:p>
      <text:p text:style-name="P15">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ormale" style:font-family-generic="swiss"/>
    <style:font-face style:name="Arial2" svg:font-family="Arial" style:font-family-generic="swiss" style:font-pitch="variable"/>
    <style:font-face style:name="Arial3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creation-date>2020-04-26T14:22:22.63</meta:creation-date>
    <dc:date>2022-01-05T17:09:01.512000000</dc:date>
    <meta:editing-duration>PT5H36M49S</meta:editing-duration>
    <meta:editing-cycles>3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3" meta:word-count="124" meta:character-count="945" meta:non-whitespace-character-count="743"/>
  </office:meta>
</office:document-meta>
</file>